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39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13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fo:background-color="#9BC2E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9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13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9">
      <style:table-cell-properties fo:border="thin solid #000000" fo:background-color="#D9E1F2"/>
      <style:text-properties fo:color="#2F75B5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40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4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280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_3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PU</text:p>
          </table:table-cell>
          <table:table-cell office:value-type="string" table:style-name="ce6">
            <text:p>QTE</text:p>
          </table:table-cell>
          <table:table-cell office:value-type="string" table:style-name="ce6">
            <text:p>PT</text:p>
          </table:table-cell>
          <table:table-cell office:value-type="string" table:style-name="ce6">
            <text:p>Remise</text:p>
          </table:table-cell>
          <table:table-cell office:value-type="string" table:style-name="ce6">
            <text:p>Val Remise</text:p>
          </table:table-cell>
          <table:table-cell office:value-type="string" table:style-name="ce6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currency" office:value="120" table:style-name="ce3">
            <text:p>120,00 DZD</text:p>
          </table:table-cell>
          <table:table-cell office:value-type="float" office:value="3" table:style-name="ce2">
            <text:p>3</text:p>
          </table:table-cell>
          <table:table-cell office:value-type="currency" office:value="360" table:formula="of:=[.B2]*[.C2]" table:style-name="ce3">
            <text:p>36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18" table:formula="of:=[.D2]*[.E2]" table:style-name="ce3">
            <text:p>18,00 DZD</text:p>
          </table:table-cell>
          <table:table-cell office:value-type="currency" office:value="342" table:formula="of:=[.D2]-[.F2]" table:style-name="ce3">
            <text:p>342,00 DZD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currency" office:value="56" table:style-name="ce8">
            <text:p>56,00 DZD</text:p>
          </table:table-cell>
          <table:table-cell office:value-type="float" office:value="5" table:style-name="ce7">
            <text:p>5</text:p>
          </table:table-cell>
          <table:table-cell office:value-type="currency" office:value="280" table:formula="of:=[.B3]*[.C3]" table:style-name="ce8">
            <text:p>28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14" table:formula="of:=[.D3]*[.E3]" table:style-name="ce8">
            <text:p>14,00 DZD</text:p>
          </table:table-cell>
          <table:table-cell office:value-type="currency" office:value="266" table:formula="of:=[.D3]-[.F3]" table:style-name="ce8">
            <text:p>266,00 DZ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currency" office:value="70" table:style-name="ce3">
            <text:p>70,00 DZD</text:p>
          </table:table-cell>
          <table:table-cell office:value-type="float" office:value="2" table:style-name="ce2">
            <text:p>2</text:p>
          </table:table-cell>
          <table:table-cell office:value-type="currency" office:value="140" table:formula="of:=[.B4]*[.C4]" table:style-name="ce3">
            <text:p>14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7" table:formula="of:=[.D4]*[.E4]" table:style-name="ce3">
            <text:p>7,00 DZD</text:p>
          </table:table-cell>
          <table:table-cell office:value-type="currency" office:value="133" table:formula="of:=[.D4]-[.F4]" table:style-name="ce3">
            <text:p>133,00 DZD</text:p>
          </table:table-cell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currency" office:value="430" table:style-name="ce8">
            <text:p>430,00 DZD</text:p>
          </table:table-cell>
          <table:table-cell office:value-type="float" office:value="7" table:style-name="ce7">
            <text:p>7</text:p>
          </table:table-cell>
          <table:table-cell office:value-type="currency" office:value="3010" table:formula="of:=[.B5]*[.C5]" table:style-name="ce8">
            <text:p>3 01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301" table:formula="of:=[.D5]*[.E5]" table:style-name="ce8">
            <text:p>301,00 DZD</text:p>
          </table:table-cell>
          <table:table-cell office:value-type="currency" office:value="2709" table:formula="of:=[.D5]-[.F5]" table:style-name="ce8">
            <text:p>2 709,00 DZD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currency" office:value="230" table:style-name="ce3">
            <text:p>230,00 DZD</text:p>
          </table:table-cell>
          <table:table-cell office:value-type="float" office:value="23" table:style-name="ce2">
            <text:p>23</text:p>
          </table:table-cell>
          <table:table-cell office:value-type="currency" office:value="5290" table:formula="of:=[.B6]*[.C6]" table:style-name="ce3">
            <text:p>5 290,00 DZD</text:p>
          </table:table-cell>
          <table:table-cell office:value-type="percentage" office:value="0.1" table:style-name="ce4">
            <text:p>10%</text:p>
          </table:table-cell>
          <table:table-cell office:value-type="currency" office:value="529" table:formula="of:=[.D6]*[.E6]" table:style-name="ce3">
            <text:p>529,00 DZD</text:p>
          </table:table-cell>
          <table:table-cell office:value-type="currency" office:value="4761" table:formula="of:=[.D6]-[.F6]" table:style-name="ce3">
            <text:p>4 761,00 DZD</text:p>
          </table:table-cell>
          <table:table-cell table:number-columns-repeated="1637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currency" office:value="10" table:style-name="ce8">
            <text:p>10,00 DZD</text:p>
          </table:table-cell>
          <table:table-cell office:value-type="float" office:value="2" table:style-name="ce7">
            <text:p>2</text:p>
          </table:table-cell>
          <table:table-cell office:value-type="currency" office:value="20" table:formula="of:=[.B7]*[.C7]" table:style-name="ce8">
            <text:p>20,00 DZD</text:p>
          </table:table-cell>
          <table:table-cell office:value-type="percentage" office:value="0" table:style-name="ce9">
            <text:p>0%</text:p>
          </table:table-cell>
          <table:table-cell office:value-type="currency" office:value="0" table:formula="of:=[.D7]*[.E7]" table:style-name="ce14">
            <text:p><text:s/>- <text:s text:c="2"/>DZD<text:s/></text:p>
          </table:table-cell>
          <table:table-cell office:value-type="currency" office:value="20" table:formula="of:=[.D7]-[.F7]" table:style-name="ce8">
            <text:p>20,00 DZ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currency" office:value="5" table:style-name="ce3">
            <text:p>5,00 DZD</text:p>
          </table:table-cell>
          <table:table-cell office:value-type="float" office:value="8" table:style-name="ce2">
            <text:p>8</text:p>
          </table:table-cell>
          <table:table-cell office:value-type="currency" office:value="40" table:formula="of:=[.B8]*[.C8]" table:style-name="ce3">
            <text:p>40,00 DZD</text:p>
          </table:table-cell>
          <table:table-cell office:value-type="percentage" office:value="0" table:style-name="ce4">
            <text:p>0%</text:p>
          </table:table-cell>
          <table:table-cell office:value-type="currency" office:value="0" table:formula="of:=[.D8]*[.E8]" table:style-name="ce15">
            <text:p><text:s/>- <text:s text:c="2"/>DZD<text:s/></text:p>
          </table:table-cell>
          <table:table-cell office:value-type="currency" office:value="40" table:formula="of:=[.D8]-[.F8]" table:style-name="ce3">
            <text:p>40,00 DZD</text:p>
          </table:table-cell>
          <table:table-cell table:number-columns-repeated="1637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currency" office:value="5040" table:style-name="ce8">
            <text:p>5 040,00 DZD</text:p>
          </table:table-cell>
          <table:table-cell office:value-type="float" office:value="1" table:style-name="ce7">
            <text:p>1</text:p>
          </table:table-cell>
          <table:table-cell office:value-type="currency" office:value="5040" table:formula="of:=[.B9]*[.C9]" table:style-name="ce8">
            <text:p>5 04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504" table:formula="of:=[.D9]*[.E9]" table:style-name="ce8">
            <text:p>504,00 DZD</text:p>
          </table:table-cell>
          <table:table-cell office:value-type="currency" office:value="4536" table:formula="of:=[.D9]-[.F9]" table:style-name="ce8">
            <text:p>4 536,00 DZ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currency" office:value="1200" table:style-name="ce3">
            <text:p>1 200,00 DZD</text:p>
          </table:table-cell>
          <table:table-cell office:value-type="float" office:value="3" table:style-name="ce2">
            <text:p>3</text:p>
          </table:table-cell>
          <table:table-cell office:value-type="currency" office:value="3600" table:formula="of:=[.B10]*[.C10]" table:style-name="ce3">
            <text:p>3 600,00 DZD</text:p>
          </table:table-cell>
          <table:table-cell office:value-type="percentage" office:value="0.1" table:style-name="ce4">
            <text:p>10%</text:p>
          </table:table-cell>
          <table:table-cell office:value-type="currency" office:value="360" table:formula="of:=[.D10]*[.E10]" table:style-name="ce3">
            <text:p>360,00 DZD</text:p>
          </table:table-cell>
          <table:table-cell office:value-type="currency" office:value="3240" table:formula="of:=[.D10]-[.F10]" table:style-name="ce3">
            <text:p>3 240,00 DZD</text:p>
          </table:table-cell>
          <table:table-cell table:number-columns-repeated="1637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currency" office:value="480" table:style-name="ce8">
            <text:p>480,00 DZD</text:p>
          </table:table-cell>
          <table:table-cell office:value-type="float" office:value="4" table:style-name="ce7">
            <text:p>4</text:p>
          </table:table-cell>
          <table:table-cell office:value-type="currency" office:value="1920" table:formula="of:=[.B11]*[.C11]" table:style-name="ce8">
            <text:p>1 92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192" table:formula="of:=[.D11]*[.E11]" table:style-name="ce8">
            <text:p>192,00 DZD</text:p>
          </table:table-cell>
          <table:table-cell office:value-type="currency" office:value="1728" table:formula="of:=[.D11]-[.F11]" table:style-name="ce8">
            <text:p>1 728,00 DZD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currency" office:value="33" table:style-name="ce3">
            <text:p>33,00 DZD</text:p>
          </table:table-cell>
          <table:table-cell office:value-type="float" office:value="5" table:style-name="ce2">
            <text:p>5</text:p>
          </table:table-cell>
          <table:table-cell office:value-type="currency" office:value="165" table:formula="of:=[.B12]*[.C12]" table:style-name="ce3">
            <text:p>165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8.25" table:formula="of:=[.D12]*[.E12]" table:style-name="ce3">
            <text:p>8,25 DZD</text:p>
          </table:table-cell>
          <table:table-cell office:value-type="currency" office:value="156.75" table:formula="of:=[.D12]-[.F12]" table:style-name="ce3">
            <text:p>156,75 DZD</text:p>
          </table:table-cell>
          <table:table-cell table:number-columns-repeated="16377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currency" office:value="1200" table:style-name="ce8">
            <text:p>1 200,00 DZD</text:p>
          </table:table-cell>
          <table:table-cell office:value-type="float" office:value="2" table:style-name="ce7">
            <text:p>2</text:p>
          </table:table-cell>
          <table:table-cell office:value-type="currency" office:value="2400" table:formula="of:=[.B13]*[.C13]" table:style-name="ce8">
            <text:p>2 40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240" table:formula="of:=[.D13]*[.E13]" table:style-name="ce8">
            <text:p>240,00 DZD</text:p>
          </table:table-cell>
          <table:table-cell office:value-type="currency" office:value="2160" table:formula="of:=[.D13]-[.F13]" table:style-name="ce8">
            <text:p>2 160,00 DZD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currency" office:value="15" table:style-name="ce3">
            <text:p>15,00 DZD</text:p>
          </table:table-cell>
          <table:table-cell office:value-type="float" office:value="10" table:style-name="ce2">
            <text:p>10</text:p>
          </table:table-cell>
          <table:table-cell office:value-type="currency" office:value="150" table:formula="of:=[.B14]*[.C14]" table:style-name="ce3">
            <text:p>150,00 DZD</text:p>
          </table:table-cell>
          <table:table-cell office:value-type="percentage" office:value="0.05" table:style-name="ce4">
            <text:p>5%</text:p>
          </table:table-cell>
          <table:table-cell office:value-type="currency" office:value="7.5" table:formula="of:=[.D14]*[.E14]" table:style-name="ce3">
            <text:p>7,50 DZD</text:p>
          </table:table-cell>
          <table:table-cell office:value-type="currency" office:value="142.5" table:formula="of:=[.D14]-[.F14]" table:style-name="ce3">
            <text:p>142,50 DZD</text:p>
          </table:table-cell>
          <table:table-cell table:number-columns-repeated="16377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currency" office:value="24" table:style-name="ce8">
            <text:p>24,00 DZD</text:p>
          </table:table-cell>
          <table:table-cell office:value-type="float" office:value="5" table:style-name="ce7">
            <text:p>5</text:p>
          </table:table-cell>
          <table:table-cell office:value-type="currency" office:value="120" table:formula="of:=[.B15]*[.C15]" table:style-name="ce8">
            <text:p>12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6" table:formula="of:=[.D15]*[.E15]" table:style-name="ce8">
            <text:p>6,00 DZD</text:p>
          </table:table-cell>
          <table:table-cell office:value-type="currency" office:value="114" table:formula="of:=[.D15]-[.F15]" table:style-name="ce8">
            <text:p>114,00 DZD</text:p>
          </table:table-cell>
          <table:table-cell table:number-columns-repeated="16377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otal facture:</text:p>
          </table:table-cell>
          <table:covered-table-cell/>
          <table:table-cell office:value-type="currency" office:value="20348.25" table:formula="of:=SUM([.G2:.G15])" table:style-name="ce3">
            <text:p>20 348,25 DZD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VA:</text:p>
          </table:table-cell>
          <table:covered-table-cell/>
          <table:table-cell office:value-type="percentage" office:value="0.19" table:style-name="ce4">
            <text:p>19%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Val TVA:</text:p>
          </table:table-cell>
          <table:covered-table-cell/>
          <table:table-cell office:value-type="currency" office:value="3866.1675" table:formula="of:=[.G17]*[.G18]" table:style-name="ce3">
            <text:p>3 866,17 DZD</text:p>
          </table:table-cell>
          <table:table-cell table:number-columns-repeated="16377"/>
        </table:table-row>
        <table:table-row table:style-name="ro1">
          <table:table-cell table:number-columns-repeated="4" table:style-name="ce5"/>
          <table:table-cell office:value-type="string" table:number-columns-spanned="2" table:number-rows-spanned="1" table:style-name="ce13">
            <text:p>TTC:</text:p>
          </table:table-cell>
          <table:covered-table-cell/>
          <table:table-cell office:value-type="currency" office:value="24214.4175" table:formula="of:=[.G17]+[.G19]" table:style-name="ce12">
            <text:p>24 214,42 DZD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euil1" table:style-name="ta2">
        <table:table-column table:style-name="co2" table:number-columns-repeated="16384" table:default-cell-style-name="ce1"/>
        <table:table-row table:style-name="ro2">
          <table:table-cell office:value-type="string" table:style-name="ce18">
            <text:p>Time(s)</text:p>
          </table:table-cell>
          <table:table-cell office:value-type="string" table:style-name="ce18">
            <text:p>Distance(m)</text:p>
          </table:table-cell>
          <table:table-cell office:value-type="string" table:style-name="ce18">
            <text:p>Speed(m/s)</text:p>
          </table:table-cell>
          <table:table-cell table:number-columns-repeated="16381" table:style-name="ce1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[.B2]/[.A2]" table:style-name="ce16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5" table:formula="of:=[.B3]/[.A3]" table:style-name="ce17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5.666666666666667" table:formula="of:=[.B4]/[.A4]" table:style-name="ce16">
            <text:p>5,666666667</text:p>
          </table:table-cell>
          <table:table-cell table:number-columns-repeated="1638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27" table:style-name="ce7">
            <text:p>27</text:p>
          </table:table-cell>
          <table:table-cell office:value-type="float" office:value="6.75" table:formula="of:=[.B5]/[.A5]" table:style-name="ce17">
            <text:p>6,75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7" table:style-name="ce2">
            <text:p>37</text:p>
          </table:table-cell>
          <table:table-cell office:value-type="float" office:value="7.4" table:formula="of:=[.B6]/[.A6]" table:style-name="ce16">
            <text:p>7,4</text:p>
          </table:table-cell>
          <table:table-cell table:number-columns-repeated="1638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49" table:style-name="ce7">
            <text:p>49</text:p>
          </table:table-cell>
          <table:table-cell office:value-type="float" office:value="8.1666666666666661" table:formula="of:=[.B7]/[.A7]" table:style-name="ce17">
            <text:p>8,166666667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3" table:style-name="ce2">
            <text:p>63</text:p>
          </table:table-cell>
          <table:table-cell office:value-type="float" office:value="9" table:formula="of:=[.B8]/[.A8]" table:style-name="ce16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75" table:style-name="ce7">
            <text:p>75</text:p>
          </table:table-cell>
          <table:table-cell office:value-type="float" office:value="9.375" table:formula="of:=[.B9]/[.A9]" table:style-name="ce17">
            <text:p>9,375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3" table:style-name="ce2">
            <text:p>83</text:p>
          </table:table-cell>
          <table:table-cell office:value-type="float" office:value="9.2222222222222214" table:formula="of:=[.B10]/[.A10]" table:style-name="ce16">
            <text:p>9,222222222</text:p>
          </table:table-cell>
          <table:table-cell table:number-columns-repeated="1638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91" table:style-name="ce7">
            <text:p>91</text:p>
          </table:table-cell>
          <table:table-cell office:value-type="float" office:value="9.1" table:formula="of:=[.B11]/[.A11]" table:style-name="ce17">
            <text:p>9,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9" number:language="fr" number:country="FR">
      <number:number number:decimal-places="2" number:min-integer-digits="1" number:grouping="true"/>
      <number:text> </number:text>
      <number:currency-symbol number:language="fr" number:country="FR">DZD</number:currency-symbol>
    </number:currency-style>
    <number:currency-style style:name="N40P0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40P1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40P2" number:language="fr" number:country="FR">
      <number:text> -</number:text>
      <number:number number:decimal-places="0" number:min-integer-digits="2">
        <number:embedded-text number:position="0"> </number:embedded-text>
      </number:number>
      <number:currency-symbol number:language="fr" number:country="FR">DZD</number:currency-symbol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P</meta:initial-creator>
    <dc:creator>HP</dc:creator>
    <meta:creation-date>2023-12-31T15:28:27Z</meta:creation-date>
    <dc:date>2023-12-31T16:14:26Z</dc:date>
  </office:meta>
</office:document-meta>
</file>